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f41cc" style:font-name-asian="Calibri2" style:font-size-asian="11pt" style:font-style-asian="normal" style:font-weight-asian="bold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56d3d1" officeooo:paragraph-rsid="0056d3d1" style:font-name-asian="Calibri2" style:font-size-asian="11pt" style:font-style-asian="normal" style:font-weight-asian="bold" style:font-name-complex="Calibri2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4f41cc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5" style:family="paragraph" style:parent-style-name="Standard">
      <style:text-properties fo:font-style="italic" style:font-style-asian="italic"/>
    </style:style>
    <style:style style:name="P46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47" style:family="paragraph" style:parent-style-name="Standard">
      <style:text-properties officeooo:rsid="00291010" officeooo:paragraph-rsid="00291010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50" style:family="paragraph" style:parent-style-name="Standard">
      <style:text-properties officeooo:paragraph-rsid="002d5683"/>
    </style:style>
    <style:style style:name="P51" style:family="paragraph" style:parent-style-name="Standard">
      <style:text-properties officeooo:paragraph-rsid="002312d2"/>
    </style:style>
    <style:style style:name="P52" style:family="paragraph" style:parent-style-name="Standard">
      <style:text-properties officeooo:rsid="0023f1cd" officeooo:paragraph-rsid="0023f1cd"/>
    </style:style>
    <style:style style:name="P53" style:family="paragraph" style:parent-style-name="Standard">
      <style:text-properties officeooo:rsid="0024fdef" officeooo:paragraph-rsid="003e2cea"/>
    </style:style>
    <style:style style:name="P54" style:family="paragraph" style:parent-style-name="Standard">
      <style:text-properties officeooo:rsid="0046f16f" officeooo:paragraph-rsid="0046f16f"/>
    </style:style>
    <style:style style:name="P55" style:family="paragraph" style:parent-style-name="Standard">
      <style:paragraph-properties fo:break-before="auto" fo:break-after="auto"/>
      <style:text-properties officeooo:paragraph-rsid="004f41cc"/>
    </style:style>
    <style:style style:name="P56" style:family="paragraph" style:parent-style-name="Standard">
      <style:text-properties fo:font-style="normal" officeooo:rsid="0043a4ef" officeooo:paragraph-rsid="00509783" style:font-style-asian="normal" style:font-style-complex="normal"/>
    </style:style>
    <style:style style:name="P57" style:family="paragraph" style:parent-style-name="Standard">
      <style:text-properties officeooo:paragraph-rsid="00509783"/>
    </style:style>
    <style:style style:name="P58" style:family="paragraph" style:parent-style-name="Standard">
      <style:text-properties officeooo:rsid="0037196f" officeooo:paragraph-rsid="0037196f"/>
    </style:style>
    <style:style style:name="P59" style:family="paragraph" style:parent-style-name="Standard">
      <style:text-properties officeooo:rsid="00556bb7" officeooo:paragraph-rsid="00556bb7"/>
    </style:style>
    <style:style style:name="P60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61" style:family="paragraph" style:parent-style-name="Heading_20_2" style:list-style-name="L2">
      <style:text-properties fo:font-size="14pt" style:font-size-asian="14pt" style:font-size-complex="14pt"/>
    </style:style>
    <style:style style:name="P62" style:family="paragraph" style:parent-style-name="Heading_20_2" style:list-style-name="L3">
      <style:text-properties fo:font-size="14pt" style:font-size-asian="14pt" style:font-size-complex="14pt"/>
    </style:style>
    <style:style style:name="P63" style:family="paragraph" style:parent-style-name="Heading_20_2" style:list-style-name="L5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64" style:family="paragraph" style:parent-style-name="Standard" style:list-style-name="L4">
      <style:text-properties officeooo:paragraph-rsid="003e2cea"/>
    </style:style>
    <style:style style:name="P65" style:family="paragraph" style:parent-style-name="Standard" style:list-style-name="L4">
      <style:text-properties officeooo:rsid="003e2cea" officeooo:paragraph-rsid="003e2cea"/>
    </style:style>
    <style:style style:name="P66" style:family="paragraph" style:parent-style-name="Standard" style:list-style-name="L1">
      <style:text-properties officeooo:paragraph-rsid="00509783"/>
    </style:style>
    <style:style style:name="P67" style:family="paragraph" style:parent-style-name="Standard" style:list-style-name="L1">
      <style:text-properties fo:font-style="normal" officeooo:rsid="0043a4ef" officeooo:paragraph-rsid="00509783" style:font-style-asian="normal" style:font-style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587a1d" style:font-weight-asian="bold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581c8e" style:font-name-asian="Courier New1" style:font-size-asian="11pt" style:font-style-asian="normal" style:font-weight-asian="normal" style:font-name-complex="Courier New1" style:font-size-complex="11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581c8e" style:font-name-asian="Courier New1" style:font-size-asian="11pt" style:font-style-asian="normal" style:font-weight-asian="normal" style:font-name-complex="Courier New1" style:font-size-complex="11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232142" officeooo:paragraph-rsid="00587a1d" style:font-name-asian="Calibri2" style:font-size-asian="11pt" style:font-style-asian="normal" style:font-weight-asian="bold" style:font-name-complex="Calibri2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fo:font-weight="bold" officeooo:rsid="00232142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6d016"/>
    </style:style>
    <style:style style:name="T13" style:family="text">
      <style:text-properties style:text-underline-style="solid" style:text-underline-width="auto" style:text-underline-color="font-color" officeooo:rsid="002ea99d"/>
    </style:style>
    <style:style style:name="T14" style:family="text">
      <style:text-properties style:text-underline-style="solid" style:text-underline-width="auto" style:text-underline-color="font-color" officeooo:rsid="003871a7"/>
    </style:style>
    <style:style style:name="T15" style:family="text">
      <style:text-properties style:text-underline-style="solid" style:text-underline-width="auto" style:text-underline-color="font-color" officeooo:rsid="0055f2d8"/>
    </style:style>
    <style:style style:name="T16" style:family="text">
      <style:text-properties officeooo:rsid="00213cf1"/>
    </style:style>
    <style:style style:name="T17" style:family="text">
      <style:text-properties officeooo:rsid="002312d2"/>
    </style:style>
    <style:style style:name="T18" style:family="text">
      <style:text-properties officeooo:rsid="00232142"/>
    </style:style>
    <style:style style:name="T19" style:family="text">
      <style:text-properties officeooo:rsid="0023f1cd"/>
    </style:style>
    <style:style style:name="T20" style:family="text">
      <style:text-properties officeooo:rsid="0024fdef"/>
    </style:style>
    <style:style style:name="T21" style:family="text">
      <style:text-properties officeooo:rsid="00291010"/>
    </style:style>
    <style:style style:name="T22" style:family="text">
      <style:text-properties officeooo:rsid="0029c762"/>
    </style:style>
    <style:style style:name="T23" style:family="text">
      <style:text-properties officeooo:rsid="002e1afd"/>
    </style:style>
    <style:style style:name="T24" style:family="text">
      <style:text-properties officeooo:rsid="002ea99d"/>
    </style:style>
    <style:style style:name="T25" style:family="text">
      <style:text-properties officeooo:rsid="002fe8f1"/>
    </style:style>
    <style:style style:name="T26" style:family="text">
      <style:text-properties officeooo:rsid="00314787"/>
    </style:style>
    <style:style style:name="T27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8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9" style:family="text">
      <style:text-properties fo:color="#c9211e" loext:opacity="100%" fo:font-style="normal" officeooo:rsid="004f41cc" fo:background-color="#ffff00" loext:char-shading-value="0" style:font-style-asian="normal" style:font-style-complex="normal"/>
    </style:style>
    <style:style style:name="T30" style:family="text">
      <style:text-properties fo:color="#c9211e" loext:opacity="100%" fo:background-color="#ffff00" loext:char-shading-value="0"/>
    </style:style>
    <style:style style:name="T31" style:family="text">
      <style:text-properties fo:color="#c9211e" loext:opacity="100%" officeooo:rsid="0036d016" fo:background-color="#ffff00" loext:char-shading-value="0"/>
    </style:style>
    <style:style style:name="T32" style:family="text">
      <style:text-properties fo:color="#c9211e" loext:opacity="100%" officeooo:rsid="0037196f" fo:background-color="#ffff00" loext:char-shading-value="0"/>
    </style:style>
    <style:style style:name="T33" style:family="text">
      <style:text-properties fo:color="#c9211e" loext:opacity="100%" officeooo:rsid="003871a7" fo:background-color="#ffff00" loext:char-shading-value="0"/>
    </style:style>
    <style:style style:name="T34" style:family="text">
      <style:text-properties fo:color="#c9211e" loext:opacity="100%" officeooo:rsid="0043a4ef" fo:background-color="#ffff00" loext:char-shading-value="0"/>
    </style:style>
    <style:style style:name="T35" style:family="text">
      <style:text-properties fo:color="#c9211e" loext:opacity="100%" officeooo:rsid="004f41cc" fo:background-color="#ffff00" loext:char-shading-value="0"/>
    </style:style>
    <style:style style:name="T36" style:family="text">
      <style:text-properties fo:color="#c9211e" loext:opacity="100%" officeooo:rsid="00556bb7" fo:background-color="#ffff00" loext:char-shading-value="0"/>
    </style:style>
    <style:style style:name="T37" style:family="text">
      <style:text-properties officeooo:rsid="0033b8d8"/>
    </style:style>
    <style:style style:name="T38" style:family="text">
      <style:text-properties officeooo:rsid="00343df3"/>
    </style:style>
    <style:style style:name="T39" style:family="text">
      <style:text-properties officeooo:rsid="00354f47"/>
    </style:style>
    <style:style style:name="T40" style:family="text">
      <style:text-properties officeooo:rsid="0036d016"/>
    </style:style>
    <style:style style:name="T41" style:family="text">
      <style:text-properties officeooo:rsid="003871a7"/>
    </style:style>
    <style:style style:name="T42" style:family="text">
      <style:text-properties officeooo:rsid="003a4460"/>
    </style:style>
    <style:style style:name="T43" style:family="text">
      <style:text-properties officeooo:rsid="003ab44a"/>
    </style:style>
    <style:style style:name="T44" style:family="text">
      <style:text-properties officeooo:rsid="003aff01"/>
    </style:style>
    <style:style style:name="T45" style:family="text">
      <style:text-properties officeooo:rsid="003c6329"/>
    </style:style>
    <style:style style:name="T46" style:family="text">
      <style:text-properties officeooo:rsid="003e2cea"/>
    </style:style>
    <style:style style:name="T47" style:family="text">
      <style:text-properties officeooo:rsid="003eb382"/>
    </style:style>
    <style:style style:name="T48" style:family="text">
      <style:text-properties officeooo:rsid="0041d4ee"/>
    </style:style>
    <style:style style:name="T49" style:family="text">
      <style:text-properties officeooo:rsid="00461758"/>
    </style:style>
    <style:style style:name="T50" style:family="text">
      <style:text-properties officeooo:rsid="004856d3"/>
    </style:style>
    <style:style style:name="T51" style:family="text">
      <style:text-properties officeooo:rsid="004b3126"/>
    </style:style>
    <style:style style:name="T52" style:family="text">
      <style:text-properties officeooo:rsid="004d184b"/>
    </style:style>
    <style:style style:name="T53" style:family="text">
      <style:text-properties officeooo:rsid="004e5176"/>
    </style:style>
    <style:style style:name="T54" style:family="text">
      <style:text-properties officeooo:rsid="004f41cc"/>
    </style:style>
    <style:style style:name="T55" style:family="text">
      <style:text-properties officeooo:rsid="00509783"/>
    </style:style>
    <style:style style:name="T56" style:family="text">
      <style:text-properties fo:font-style="normal" officeooo:rsid="00267693" style:font-style-asian="normal" style:font-style-complex="normal"/>
    </style:style>
    <style:style style:name="T57" style:family="text">
      <style:text-properties fo:font-style="normal" officeooo:rsid="0043a4ef" style:font-style-asian="normal" style:font-style-complex="normal"/>
    </style:style>
    <style:style style:name="T58" style:family="text">
      <style:text-properties fo:font-style="normal" officeooo:rsid="0022499c" style:font-style-asian="normal" style:font-style-complex="normal"/>
    </style:style>
    <style:style style:name="T59" style:family="text">
      <style:text-properties fo:font-style="normal" officeooo:rsid="00509783" style:font-style-asian="normal" style:font-style-complex="normal"/>
    </style:style>
    <style:style style:name="T60" style:family="text">
      <style:text-properties fo:font-style="normal" officeooo:rsid="003871a7" style:font-style-asian="normal" style:font-style-complex="normal"/>
    </style:style>
    <style:style style:name="T61" style:family="text">
      <style:text-properties fo:font-style="normal" officeooo:rsid="0052358f" style:font-style-asian="normal" style:font-style-complex="normal"/>
    </style:style>
    <style:style style:name="T62" style:family="text">
      <style:text-properties fo:font-style="normal" officeooo:rsid="005298f9" style:font-style-asian="normal" style:font-style-complex="normal"/>
    </style:style>
    <style:style style:name="T63" style:family="text">
      <style:text-properties officeooo:rsid="005394fe"/>
    </style:style>
    <style:style style:name="T64" style:family="text">
      <style:text-properties officeooo:rsid="00542839"/>
    </style:style>
    <style:style style:name="T65" style:family="text">
      <style:text-properties fo:font-style="italic" officeooo:rsid="00542839" style:font-style-asian="italic" style:font-style-complex="italic"/>
    </style:style>
    <style:style style:name="T66" style:family="text">
      <style:text-properties officeooo:rsid="00556bb7"/>
    </style:style>
    <style:style style:name="T67" style:family="text">
      <style:text-properties officeooo:rsid="00581c8e"/>
    </style:style>
    <style:style style:name="T68" style:family="text">
      <style:text-properties officeooo:rsid="00587a1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Requis pour <text:span text:style-name="T23">une </text:span>variante <text:span text:style-name="T23">sur </text:span>diplomania</text:h>
      <text:p text:style-name="Standard"/>
      <text:section text:style-name="Sect1" text:name="Section1">
        <text:p text:style-name="P51"><text:bookmark-start text:name="__DdeLink__1160_2092876568"/><text:span text:style-name="T17">Attention : da</text:span><text:span text:style-name="T19">n</text:span><text:span text:style-name="T17">s les fichiers </text:span><text:span text:style-name="T24">au format JSON </text:span><text:span text:style-name="T17">livrés il faut enlever les commentaires (les lignes qui commencent par //)</text:span><text:span text:style-name="T24"> de cet exemple.</text:span></text:p>
        <text:p text:style-name="P52">Il est conseillé de valider les fichiers JSON dans un validateur de format JSON en ligne !<text:bookmark-end text:name="__DdeLink__1160_2092876568"/></text:p>
        <text:p text:style-name="P54">Pour toute diffculté, s’adresser au support. </text:p>
        <text:list xml:id="list902709020" text:style-name="L2">
          <text:list-header>
            <text:h text:style-name="P61" text:outline-level="2"><text:bookmark-start text:name="__DdeLink__1280_588442284"/><text:bookmark text:name="_heading=h.hiyp5bavhu12"/><text:span text:style-name="T24">Pour la</text:span> variante<text:span text:style-name="T24"> </text:span><text:span text:style-name="T13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4"><text:span text:style-name="T25">Ce soint les fichiers</text:span> à placer sur le « back end » <text:span text:style-name="T47">(serveur) </text:span>qui décrivent la variante elle même</text:p>
            </table:table-cell>
          </table:table-row>
        </table:table>
        <text:p text:style-name="Standard"/>
        <text:p text:style-name="P46"><text:span text:style-name="T26">Pour illustrer, on fournit les données de la variantes standard. </text:span>Les codes des régions de la variante standard sont listés en annexe à la fin du document.</text:p>
        <text:p text:style-name="Standard"><text:bookmark-start text:name="__DdeLink__1350_268168562"/><text:span text:style-name="T28">V1 </text:span><text:span text:style-name="T27">U</text:span><text:span text:style-name="T30">n fichier « &lt;nom_de_variante&gt;.json »</text:span> sur le modèle ci-dessous :</text:p>
        <text:p text:style-name="P9"><text:bookmark-end text:name="__DdeLink__1350_268168562"/>// <text:span text:style-name="T18">l’</text:span><text:span text:style-name="T17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4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4"><text:s text:c="8"/>3, 3, 1, 1, 1, 1, 3, 3, 1, 1,</text:p>
        <text:p text:style-name="P24"><text:s text:c="8"/>3, 2, 3, 1, 2, 1, 2, 1, 1, 1,</text:p>
        <text:p text:style-name="P24"><text:s text:c="8"/>3, 1, 3, 1, 2, 1, 3, 1, 3, 1,</text:p>
        <text:p text:style-name="P24"><text:s text:c="8"/>3, 3, 1, 1, 1, 1, 1, 3, 2, 2,</text:p>
        <text:p text:style-name="P24"><text:s text:c="8"/>1, 1, 3, 3, 3, 1, 2, 1, 1, 1,</text:p>
        <text:p text:style-name="P24"><text:s text:c="8"/>1, 1, 2, 1, 2, 1, 2, 3, 1, 1,</text:p>
        <text:p text:style-name="P24"><text:s text:c="8"/>1, 1, 1, 1, 1, 1, 3, 2, 2, 1,</text:p>
        <text:p text:style-name="P24"><text:s text:c="8"/>2, 1, 2, 3, 1</text:p>
        <text:p text:style-name="P24"><text:s text:c="3"/>],</text:p>
        <text:p text:style-name="P32"/>
        <text:p text:style-name="P7">// les centres : liste de<text:span text:style-name="T26"> numéro</text:span>s <text:span text:style-name="T26">de </text:span>régions qui <text:span text:style-name="T26">comportent</text:span> un centre</text:p>
        <text:p text:style-name="P24"><text:s text:c="3"/>"centers": [</text:p>
        <text:p text:style-name="P24"><text:s text:c="7"/>4, <text:s/>9, <text:s/>10, 14, 15, 16, 19, 20, 22, 28,</text:p>
        <text:p text:style-name="P24"><text:s text:c="7"/>30, 33, 34, 36, 37, 39, 40, 42, 46, 47,</text:p>
        <text:p text:style-name="P24"><text:s text:c="7"/>50, 52, 54, 55, 56, 59, 60, 61, 62, 64,</text:p>
        <text:p text:style-name="P24"><text:s text:c="7"/>65, 70, 71, 73</text:p>
        <text:p text:style-name="P24"><text:s text:c="4"/>],</text:p>
        <text:p text:style-name="P32"/>
        <text:p text:style-name="P7">// le nombre de rôles dans la variante<text:span text:style-name="T18"> (sans compter l’arbitre)</text:span></text:p>
        <text:p text:style-name="P24"><text:s text:c="4"/>"roles": {</text:p>
        <text:p text:style-name="P24"><text:s text:c="7"/>"number" : 7</text:p>
        <text:p text:style-name="P24"><text:s text:c="4"/>},</text:p>
        <text:p text:style-name="P32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4"><text:s text:c="4"/>"start_centers": [</text:p>
        <text:p text:style-name="P24"><text:soft-page-break/><text:s text:c="6"/>[9, 14, 13],</text:p>
        <text:p text:style-name="P24"><text:s text:c="6"/>[4, 15, 20],</text:p>
        <text:p text:style-name="P24"><text:s text:c="6"/>[3, 12, 17],</text:p>
        <text:p text:style-name="P24"><text:s text:c="6"/>[18, 22, 32],</text:p>
        <text:p text:style-name="P24"><text:s text:c="6"/>[5, 30, 33],</text:p>
        <text:p text:style-name="P24"><text:s text:c="6"/>[16, 25, 28, 34],</text:p>
        <text:p text:style-name="P24"><text:s text:c="6"/>[1, 7, 26]</text:p>
        <text:p text:style-name="P24"><text:s text:c="4"/>],</text:p>
        <text:p text:style-name="P32"/>
        <text:p text:style-name="P7">// le nombre de type de côte <text:span text:style-name="T26">spéciales </text:span>dans la variante</text:p>
        <text:p text:style-name="P24"><text:s text:c="4"/>"type_coasts": {</text:p>
        <text:p text:style-name="P24"><text:s text:c="6"/>"number" : 3</text:p>
        <text:p text:style-name="P24"><text:s text:c="4"/>},</text:p>
        <text:p text:style-name="P32"/>
        <text:p text:style-name="P7">// les côt<text:span text:style-name="T26">e</text:span>s<text:span text:style-name="T26"> sp</text:span><text:span text:style-name="T49">é</text:span><text:span text:style-name="T26">ciales</text:span> : numéro de la zone terrestre<text:span text:style-name="T26"> correspondant</text:span>, type de zone côtière<text:span text:style-name="T26"> (1=ce 2=cn 3=cs éventuellement 4=co)</text:span></text:p>
        <text:p text:style-name="P24"><text:s text:c="4"/>"coastal_zones": [</text:p>
        <text:p text:style-name="P24"><text:s text:c="5"/>[16, 1],</text:p>
        <text:p text:style-name="P24"><text:s text:c="5"/>[16, 3],</text:p>
        <text:p text:style-name="P24"><text:s text:c="5"/>[60, 2],</text:p>
        <text:p text:style-name="P24"><text:s text:c="5"/>[60, 3],</text:p>
        <text:p text:style-name="P24"><text:s text:c="5"/>[61, 2],</text:p>
        <text:p text:style-name="P24"><text:s text:c="5"/>[61, 3]</text:p>
        <text:p text:style-name="P24"><text:s text:c="4"/>],</text:p>
        <text:p text:style-name="P34">(note sur la variante standard 16=bul 60=spa et 61=s<text:span text:style-name="T37">t</text:span>p)</text:p>
        <text:p text:style-name="P32"/>
        <text:p text:style-name="P7">// les unités de départ : par rôle : par type d’unité : liste de zone (1=armée 2=flotte)</text:p>
        <text:p text:style-name="P24"><text:s text:c="4"/>"start_units": [</text:p>
        <text:p text:style-name="P24"><text:s text:c="6"/>{"1" : [36], <text:s text:c="4"/>"2" : [ 22, 34]} ,</text:p>
        <text:p text:style-name="P24"><text:s text:c="6"/>{"1" : [37, 47], "2" : [ 14]} ,</text:p>
        <text:p text:style-name="P24"><text:s text:c="6"/>{"1" : [10, 40], "2" : [ 33]} ,</text:p>
        <text:p text:style-name="P24"><text:s text:c="6"/>{"1" : [52, 70], "2" : [ 42]} ,</text:p>
        <text:p text:style-name="P24"><text:s text:c="6"/>{"1" : [15, 71], "2" : [ 64]} ,</text:p>
        <text:p text:style-name="P24"><text:s text:c="6"/>{"1" : [39, 73], "2" : [ 56, 81]} ,</text:p>
        <text:p text:style-name="P24"><text:s text:c="6"/>{"1" : [19, 59], "2" : [ 4]}</text:p>
        <text:p text:style-name="P24"><text:s text:c="4"/>],</text:p>
        <text:p text:style-name="P32"/>
        <text:p text:style-name="P12"><text:bookmark-start text:name="__DdeLink__1122_682338127"/><text:bookmark-start text:name="__DdeLink__1178_2092876568"/>// la valeur de l’année zéro<text:span text:style-name="T38"> </text:span><text:span text:style-name="T18">(peut être négatif)</text:span></text:p>
        <text:p text:style-name="P24"><text:s text:c="4"/>"year_zero" : 1900,</text:p>
        <text:p text:style-name="P32"/>
        <text:p text:style-name="P10">// la valeur de l’<text:span text:style-name="T18">incrément d’</text:span>année <text:bookmark-start text:name="__DdeLink__1277_588442284"/><text:span text:style-name="T18">(peut être négatif)</text:span><text:bookmark-end text:name="__DdeLink__1277_588442284"/></text:p>
        <text:p text:style-name="P27"><text:s text:c="4"/>"increment" : 1,</text:p>
        <text:p text:style-name="P11"><text:bookmark-end text:name="__DdeLink__1178_2092876568"/></text:p>
        <text:p text:style-name="P19">// <text:span text:style-name="T16">l</text:span><text:span text:style-name="T51">a variante ignore le solo</text:span></text:p>
        <text:p text:style-name="P31"><text:s text:c="4"/>"<text:span text:style-name="T51">ignore_solo</text:span>" : <text:span text:style-name="T51">false</text:span>,</text:p>
        <text:p text:style-name="P20"/>
        <text:p text:style-name="P20">// <text:span text:style-name="T16">l</text:span><text:span text:style-name="T22">a possibilité de construire partout</text:span><text:span text:style-name="T38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6"><text:bookmark-start text:name="__DdeLink__1295_1772569013"/>// <text:span text:style-name="T16">les puissances en désordre civl</text:span></text:p>
        <text:p text:style-name="P28"><text:s text:c="4"/>"<text:span text:style-name="T16">disorder</text:span>" : <text:span text:style-name="T16">{}</text:span>,</text:p>
        <text:p text:style-name="P13"><text:bookmark-end text:name="__DdeLink__1295_1772569013"/><text:bookmark-end text:name="__DdeLink__1122_682338127"/></text:p>
        <text:p text:style-name="P18"><text:bookmark-start text:name="__DdeLink__1346_268168562"/>// les voisinages <text:span text:style-name="T38">sous forme</text:span> zone -&gt; liste de zones</text:p>
        <text:p text:style-name="P14">// <text:span text:style-name="T38">par armée puis par flotte</text:span><text:bookmark-end text:name="__DdeLink__1346_268168562"/></text:p>
        <text:p text:style-name="P25"><text:soft-page-break/><text:s text:c="4"/>"neighbouring": [</text:p>
        <text:p text:style-name="P32"><text:s text:c="8"/>{</text:p>
        <text:p text:style-name="P32"><text:s text:c="12"/>"3": [ 28,<text:span text:style-name="T38"> </text:span>55,<text:span text:style-name="T38"> </text:span>64<text:span text:style-name="T38"> </text:span>],</text:p>
        <text:p text:style-name="P32"><text:s text:c="12"/>"4": [ 6,<text:span text:style-name="T38"> </text:span>19,<text:span text:style-name="T38"> </text:span>59<text:span text:style-name="T38"> </text:span><text:s/>],</text:p>
        <text:p text:style-name="P32"><text:s text:c="12"/>"5": [ 42, 52,<text:span text:style-name="T38"> </text:span>70<text:span text:style-name="T38"> </text:span><text:bookmark text:name="__DdeLink__1852_2562993185"/>],</text:p>
        <text:p text:style-name="P33"><text:bookmark-start text:name="__DdeLink__1854_2562993185"/>// <text:s text:c="11"/>(etc. pour les adjacences par armée non reproduites ici)</text:p>
        <text:p text:style-name="P33"><text:bookmark-end text:name="__DdeLink__1854_2562993185"/><text:s text:c="8"/>},</text:p>
        <text:p text:style-name="P33"><text:s text:c="8"/>{</text:p>
        <text:p text:style-name="P33"><text:s text:c="12"/>"1": [<text:span text:style-name="T38"> </text:span>3,<text:span text:style-name="T38"> </text:span>5,<text:span text:style-name="T38"> </text:span>31, 64,<text:span text:style-name="T38"> </text:span>70 ],</text:p>
        <text:p text:style-name="P33"><text:s text:c="12"/>"2": [<text:span text:style-name="T38"> </text:span>77,<text:span text:style-name="T38"> </text:span>19,<text:span text:style-name="T38"> </text:span>28,<text:span text:style-name="T38"> </text:span>31, 21,<text:span text:style-name="T38"> </text:span>59 ],</text:p>
        <text:p text:style-name="P33"><text:s text:c="12"/>"3": [ 1, 28, 31, 64 ],</text:p>
        <text:p text:style-name="P33">// <text:s text:c="11"/>(etc. pour les adjacences par flotte<text:bookmark-start text:name="__DdeLink__1856_2562993185"/> non reproduites ici<text:bookmark-end text:name="__DdeLink__1856_2562993185"/>)</text:p>
        <text:p text:style-name="P23"/>
        <text:p text:style-name="P23">Une armée va de 3 à 28 c’est à dire de Albanie à Grèce</text:p>
        <text:p text:style-name="P23">Une flotte va de 1 à 3 c’est à dire de Adriatique à Albanie</text:p>
        <text:p text:style-name="P23">Le non respect de la symétrie est toléré mais fera l’objet de vérifications (il a plus de chances d’être le fruit d’une erreur que voulu mais en théorie il est possible)</text:p>
        <text:p text:style-name="P8"/>
        <text:p text:style-name="P32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1"><text:bookmark-start text:name="__DdeLink__1348_268168562"/>Attention : au vu de la diff<text:span text:style-name="T50">icu</text:span>lté <text:span text:style-name="T64">avérée </text:span>pour constituer les <text:span text:style-name="T52">voisinages</text:span>, on <text:bookmark-end text:name="__DdeLink__1348_268168562"/>peut s’abstenir de les fourn<text:span text:style-name="T42">i</text:span>r, <text:span text:style-name="T64">ils</text:span> seront <text:span text:style-name="T64">alors </text:span>calculés à <text:span text:style-name="T64">l’aide</text:span> d’un outil <text:span text:style-name="T42">spécialisé </text:span>pour peu que les limites de zones sur le fond de carte soient correctement matérialisées<text:span text:style-name="T52"> (cf. paragraphe suivant)</text:span>.<text:span text:style-name="T52"> Les limites de l’outil en question nécessiteront tout de même une vérification manuelle, notamment sur les côtes spéciales.</text:span></text:p>
            </table:table-cell>
          </table:table-row>
        </table:table>
        <text:p text:style-name="P36"/>
        <text:p text:style-name="P21">// les <text:span text:style-name="T54">distances aux centres de départ</text:span></text:p>
        <text:p text:style-name="P21">// <text:span text:style-name="T38">par armée puis par flotte</text:span><text:span text:style-name="T54"> pour chaque puissance depuis chaque région</text:span></text:p>
        <text:p text:style-name="P21"/>
        <text:p text:style-name="P42"><text:bookmark-start text:name="__DdeLink__1352_268168562"/><text:span text:style-name="T54">Cette donnée n’est pas à fournir, elle sera calculée automatiquement.</text:span> </text:p>
        <text:p text:style-name="P21"><text:bookmark-end text:name="__DdeLink__1352_268168562"/></text:p>
        <text:p text:style-name="P55"><text:span text:style-name="T28">V</text:span><text:span text:style-name="T29">2</text:span><text:span text:style-name="T28"> </text:span><text:span text:style-name="T27">U</text:span><text:span text:style-name="T30">n fichier « &lt;nom_de_variante&gt;</text:span><text:span text:style-name="T35">_visibility</text:span><text:span text:style-name="T30">.json »</text:span></text:p>
        <text:p text:style-name="P43">Ce fichier utilisé pour le brouillard n’est pas à fournir, son contenu sera calculé automatiquement.</text:p>
        <text:p text:style-name="P21"/>
        <text:p text:style-name="P21"/>
        <text:list xml:id="list3799719091" text:style-name="L3">
          <text:list-header>
            <text:h text:style-name="P62" text:outline-level="2"><text:span text:style-name="T40">Pour </text:span><text:span text:style-name="T12">l’</text:span><text:span text:style-name="T11">interface</text:span> de <text:span text:style-name="T40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5">Éléments à placer sur le « front end »<text:span text:style-name="T47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31">I1 Un</text:span><text:span text:style-name="T30"> fichier de fond de carte nommé « map.png »</text:span> sans aucune légende<text:span text:style-name="T21">.</text:span></text:p>
        <text:p text:style-name="P47">Les dimension doivent être « raisonnables » c’est à dire du même ordre de grandeur que les <text:span text:style-name="T46">autres </text:span>cartes déjà utilisées sur le site.</text:p>
        <text:p text:style-name="P53"><text:bookmark-start text:name="__DdeLink__1180_2092876568"/>Dans le fichier fond de carte, </text:p>
        <text:list xml:id="list497721835" text:style-name="L4">
          <text:list-item>
            <text:p text:style-name="P64"><text:soft-page-break/><text:span text:style-name="T20">il est préférable </text:span><text:span text:style-name="T40">(mais pas obligatoire) </text:span><text:span text:style-name="T20">que les centres soient repérés par un point </text:span><text:span text:style-name="T40">(par exemple) le plus petit possible</text:span><text:span text:style-name="T64"> qui serviront de point de repère</text:span></text:p>
          </text:list-item>
          <text:list-item>
            <text:p text:style-name="P64"><text:span text:style-name="T20">il est obligatoire que les zones des côtes spéciales soient matérialisées pa</text:span><text:span text:style-name="T40">r</text:span><text:span text:style-name="T20"> des ovales (</text:span><text:span text:style-name="T40">ou tout autre</text:span><text:span text:style-name="T20"> polygone fermé) </text:span></text:p>
          </text:list-item>
          <text:list-item>
            <text:p text:style-name="P65">il est obligatoire que les zones soient délimitées par des lignes <text:span text:style-name="T64">bien </text:span>pleines y compris sur les bords de la carte <text:bookmark-start text:name="__DdeLink__1287_588442284"/>(pour le calcul des polygones de zone)<text:bookmark-end text:name="__DdeLink__1287_588442284"/><text:span text:style-name="T64"> - </text:span><text:span text:style-name="T65">réaliser le cadre en limite du bord de l’image peut être laisssé à la phase finale</text:span></text:p>
          </text:list-item>
        </text:list>
        <text:p text:style-name="P58"><text:bookmark-end text:name="__DdeLink__1180_2092876568"/><text:span text:style-name="T30">I2</text:span><text:span text:style-name="T33"> </text:span><text:span text:style-name="T30">Des fichiers images « </text:span><text:span text:style-name="T36">drapeaux » </text:span><text:span text:style-name="T30">nommés 0.jpg » « 1.jpg »</text:span> etc ... <text:span text:style-name="T11">de dimension </text:span><text:span text:style-name="T15">37</text:span><text:span text:style-name="T14">x25 pixels</text:span><text:span text:style-name="T41"> </text:span>pour chaque rôle, 0 étant l’arbitre<text:span text:style-name="T45">, 1 étant le premier de la liste etc</text:span>.<text:span text:style-name="T66"> </text:span></text:p>
        <text:p text:style-name="P59"><text:span text:style-name="T11">Convention</text:span> : On utilise le même drapeau pour l’arbitre pour toutes les parties</text:p>
        <text:p text:style-name="Standard"><text:span text:style-name="T32">I3 </text:span><text:span text:style-name="T31">U</text:span><text:span text:style-name="T30">n fichier </text:span><text:span text:style-name="T31">nommé « </text:span><text:span text:style-name="T30">README » </text:span>contenant une petite phrase décrivant<text:span text:style-name="T41"> très sommairement </text:span><text:s/>l’interface pour la variante<text:span text:style-name="T41"> qui servira à choisir parmi les interfaces pour la variantes. En général ce fichier contient (par habitude) </text:span><text:span text:style-name="T46">juste </text:span><text:span text:style-name="T41">«la carte du formidable site diplomania»</text:span></text:p>
        <text:p text:style-name="Standard"><text:span text:style-name="T32">I4 </text:span><text:span text:style-name="T30">Un fichier </text:span><text:span text:style-name="T34">nommé </text:span><text:span text:style-name="T30">« parameters.json »</text:span> <text:span text:style-name="T41">(distinct de celui du chapitre « variante ») </text:span>sur le modèle ci-dessous :</text:p>
        <text:p text:style-name="P32"/>
        <text:p text:style-name="P9"><text:bookmark-start text:name="__DdeLink__1166_2092876568"/>// <text:span text:style-name="T44">l’</text:span><text:span text:style-name="T17">auteur de la carte</text:span></text:p>
        <text:p text:style-name="P26"><text:s text:c="4"/>"author": "<text:span text:style-name="T17">Tartempion</text:span><text:bookmark-start text:name="__DdeLink__1168_2092876568 Copy 1 Copy 1"/>"<text:bookmark-end text:name="__DdeLink__1168_2092876568 Copy 1 Copy 1"/><text:span text:style-name="T17">,</text:span></text:p>
        <text:p text:style-name="P2"><text:bookmark-end text:name="__DdeLink__1166_2092876568"/></text:p>
        <text:p text:style-name="P15"><text:bookmark-start text:name="__DdeLink__1164_2092876568"/>// <text:span text:style-name="T44">les </text:span>dimensions du fond de carte (le fichier map.png)<text:span text:style-name="T64"> - </text:span><text:span text:style-name="T65">calculer cette dimension peut être laissé à la phase finale</text:span></text:p>
        <text:p text:style-name="P24"><text:s text:c="4"/>"map": {</text:p>
        <text:p text:style-name="P24"><text:bookmark-end text:name="__DdeLink__1164_2092876568"/><text:s text:c="8"/>"width": 812,</text:p>
        <text:p text:style-name="P24"><text:s text:c="8"/>"height": 718</text:p>
        <text:p text:style-name="P24"><text:s text:c="4"/>},</text:p>
        <text:p text:style-name="P32"/>
        <text:p text:style-name="P7">// <text:span text:style-name="T44">le </text:span>nom des régions (pas de raison de changer)</text:p>
        <text:p text:style-name="P24"><text:s text:c="4"/>"regions": {</text:p>
        <text:p text:style-name="P24"><text:s text:c="8"/>"1": {</text:p>
        <text:p text:style-name="P24"><text:s text:c="12"/>"name": "Côte"</text:p>
        <text:p text:style-name="P24"><text:s text:c="8"/>},</text:p>
        <text:p text:style-name="P24"><text:s text:c="8"/>"2": {</text:p>
        <text:p text:style-name="P24"><text:s text:c="12"/>"name": "Terre"</text:p>
        <text:p text:style-name="P24"><text:s text:c="8"/>},</text:p>
        <text:p text:style-name="P24"><text:s text:c="8"/>"3": {</text:p>
        <text:p text:style-name="P24"><text:s text:c="12"/>"name": "Mer"</text:p>
        <text:p text:style-name="P24"><text:s text:c="8"/>}</text:p>
        <text:p text:style-name="P24"><text:s text:c="4"/>},</text:p>
        <text:p text:style-name="P32"/>
        <text:p text:style-name="P7">// <text:span text:style-name="T44">le </text:span>nom des types d’unités (pas de raison de changer)</text:p>
        <text:p text:style-name="P24"><text:s text:c="4"/>"units": {</text:p>
        <text:p text:style-name="P24"><text:s text:c="8"/>"1": {</text:p>
        <text:p text:style-name="P24"><text:s text:c="12"/>"name": "Arm<text:span text:style-name="T67">é</text:span>e"</text:p>
        <text:p text:style-name="P24"><text:s text:c="8"/>},</text:p>
        <text:p text:style-name="P24"><text:s text:c="8"/>"2": {</text:p>
        <text:p text:style-name="P24"><text:soft-page-break/><text:s text:c="12"/>"name": "Flotte"</text:p>
        <text:p text:style-name="P24"><text:s text:c="8"/>}</text:p>
        <text:p text:style-name="P24"><text:s text:c="4"/>},</text:p>
        <text:p text:style-name="P32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8">// les lettres suivantes sont à proscrire pour l’initiale d’un pays : P, p, O et x</text:p>
        <text:p text:style-name="P49">// les lettres d’initiales de pays sont distinctes</text:p>
        <text:p text:style-name="P68">// <text:span text:style-name="T39">ne </text:span>pas <text:span text:style-name="T39">utiliser </text:span><text:span text:style-name="T68">d’accent, ni de </text:span><text:span text:style-name="T53">tiret, ni d’espace</text:span><text:span text:style-name="T43"> dans les noms </text:span><text:span text:style-name="T63"><text:s/></text:span><text:span text:style-name="T43">de pays</text:span><text:span text:style-name="T63"> </text:span></text:p>
        <text:p text:style-name="P68">// <text:span text:style-name="T39">ne </text:span>pas <text:span text:style-name="T39">utiliser </text:span><text:span text:style-name="T67">d</text:span><text:span text:style-name="T53">e tiret, ni d’espace</text:span><text:span text:style-name="T43"> dans </text:span><text:span text:style-name="T68">les </text:span><text:span text:style-name="T63">adjectif</text:span><text:span text:style-name="T68">s</text:span><text:span text:style-name="T63"> </text:span><text:span text:style-name="T43">de pays</text:span><text:span text:style-name="T63"> </text:span></text:p>
        <text:p text:style-name="P68">// <text:span text:style-name="T67">les accents dans l’adjectif de pays seront filtrés dans les messages issus du moteur de résolution</text:span></text:p>
        <text:p text:style-name="P48"/>
        <text:p text:style-name="P24"><text:s text:c="4"/>"roles": {</text:p>
        <text:p text:style-name="P24"><text:s text:c="8"/>"0": {</text:p>
        <text:p text:style-name="P24"><text:s text:c="12"/>"name": "Arbitre",</text:p>
        <text:p text:style-name="P24"><text:s text:c="12"/>"adjective_name": "Arbitre",</text:p>
        <text:p text:style-name="P24"><text:s text:c="12"/>"letter_name": "M",</text:p>
        <text:p text:style-name="P24"><text:s text:c="12"/>"red": [<text:span text:style-name="T39"> </text:span><text:s/>0, 0 ],</text:p>
        <text:p text:style-name="P24"><text:s text:c="12"/>"green": [ 0, 0],</text:p>
        <text:p text:style-name="P24"><text:s text:c="12"/>"blue": [ 0, 0 ]</text:p>
        <text:p text:style-name="P24"><text:s text:c="8"/>},</text:p>
        <text:p text:style-name="P24"><text:s text:c="8"/>"1": {</text:p>
        <text:p text:style-name="P24"><text:s text:c="12"/>"name": "Angleterre",</text:p>
        <text:p text:style-name="P24"><text:s text:c="12"/>"adjective_name": "anglais",</text:p>
        <text:p text:style-name="P24"><text:s text:c="12"/>"letter_name": "E",</text:p>
        <text:p text:style-name="P24"><text:s text:c="12"/>"red": [ 47,<text:span text:style-name="T39"> </text:span>131<text:span text:style-name="T39"> </text:span>],</text:p>
        <text:p text:style-name="P24"><text:s text:c="12"/>"green": [<text:span text:style-name="T39"> </text:span>138,185<text:span text:style-name="T39"> </text:span>],</text:p>
        <text:p text:style-name="P24"><text:s text:c="12"/>"blue": [ 170, 204]</text:p>
        <text:p text:style-name="P24"><text:s text:c="8"/>},</text:p>
        <text:p text:style-name="P32"/>
        <text:p text:style-name="P7">// <text:span text:style-name="T44">le </text:span>nom des types de côtes (pas de raison de changer, éventuellement ajouter « co »<text:span text:style-name="T41"> pour côte ouest)</text:span></text:p>
        <text:p text:style-name="P75">// <text:span text:style-name="T39">ne </text:span>pas <text:span text:style-name="T39">utiliser </text:span><text:span text:style-name="T68">d’accent, ni </text:span><text:span text:style-name="T67">d</text:span><text:span text:style-name="T53">e tiret, ni d’espace</text:span><text:span text:style-name="T43"> dans les noms <text:s/></text:span><text:span text:style-name="T68">de type de côte (pas de restriction sur le « full_name»)</text:span></text:p>
        <text:p text:style-name="P24"><text:s text:c="4"/>"coasts": {</text:p>
        <text:p text:style-name="P24"><text:s text:c="8"/>"1": {</text:p>
        <text:p text:style-name="P24"><text:s text:c="12"/>"name": "ce",</text:p>
        <text:p text:style-name="P71"><text:s text:c="12"/>"full_name": "côte est"</text:p>
        <text:p text:style-name="P70"><text:s text:c="8"/>},</text:p>
        <text:p text:style-name="P24"><text:s text:c="8"/>"2": {</text:p>
        <text:p text:style-name="P24"><text:s text:c="12"/>"name": "cn",</text:p>
        <text:p text:style-name="P71"><text:s text:c="12"/>"full_name": "côte <text:span text:style-name="T67">nord</text:span>"</text:p>
        <text:p text:style-name="P70"><text:s text:c="8"/>},</text:p>
        <text:p text:style-name="P24"><text:s text:c="8"/>"3": {</text:p>
        <text:p text:style-name="P24"><text:s text:c="12"/>"name": "cs",</text:p>
        <text:p text:style-name="P32"><text:s text:c="12"/>"full_name": "côte <text:span text:style-name="T67">sud</text:span>"</text:p>
        <text:p text:style-name="P24"><text:s text:c="8"/>}</text:p>
        <text:p text:style-name="P24"><text:s text:c="4"/>},</text:p>
        <text:p text:style-name="P32"/>
        <text:p text:style-name="P7">// <text:span text:style-name="T44">les </text:span>information<text:span text:style-name="T44">s</text:span> sur les zones (nom court, nom long, position unité, position légende)</text:p>
        <text:p text:style-name="P17"><text:soft-page-break/></text:p>
        <text:p text:style-name="P22">// on classera de préférence les zones dans l’ordre alphabétique</text:p>
        <text:p text:style-name="P17"/>
        <text:p text:style-name="P68">// <text:span text:style-name="T39">ne </text:span>pas <text:span text:style-name="T39">utiliser </text:span><text:span text:style-name="T68">d’accent, ni </text:span><text:span text:style-name="T67">d</text:span><text:span text:style-name="T53">e tiret, ni d’espace</text:span><text:span text:style-name="T43"> dans les noms <text:s/></text:span><text:span text:style-name="T68">de zone (pas de restriction sur le « full_name»)</text:span></text:p>
        <text:p text:style-name="P75"/>
        <text:p text:style-name="P7">// <text:span text:style-name="T44">pour </text:span>une zone « normale »</text:p>
        <text:p text:style-name="P24"><text:s text:c="4"/>"zones": {</text:p>
        <text:p text:style-name="P24"><text:s text:c="8"/>"1": {</text:p>
        <text:p text:style-name="P24"><text:s text:c="12"/>"name": "Adr",</text:p>
        <text:p text:style-name="P24"><text:s text:c="12"/>"full_name": "Mer Adriatique",</text:p>
        <text:p text:style-name="P24"><text:s text:c="12"/>"x_pos": 466,</text:p>
        <text:p text:style-name="P24"><text:s text:c="12"/>"y_pos": 568,</text:p>
        <text:p text:style-name="P24"><text:s text:c="12"/>"x_legend_pos": 466,</text:p>
        <text:p text:style-name="P24"><text:s text:c="12"/>"y_legend_pos": 554</text:p>
        <text:p text:style-name="P24"><text:s text:c="8"/>},</text:p>
        <text:p text:style-name="P32"/>
        <text:p text:style-name="P7">// <text:span text:style-name="T44">pour </text:span>une zone <text:span text:style-name="T41">spéciale côtière</text:span><text:span text:style-name="T44"> (</text:span><text:span text:style-name="T68">Attention : il faut les </text:span><text:span text:style-name="T44">déclar</text:span><text:span text:style-name="T68">er</text:span><text:span text:style-name="T44"> en dernier)</text:span></text:p>
        <text:p text:style-name="P24"><text:s text:c="8"/>"76": {</text:p>
        <text:p text:style-name="P24"><text:s text:c="12"/>"name": "",</text:p>
        <text:p text:style-name="P24"><text:s text:c="12"/>"full_name": "",</text:p>
        <text:p text:style-name="P24"><text:s text:c="12"/>"x_pos": 591,</text:p>
        <text:p text:style-name="P24"><text:s text:c="12"/>"y_pos": 527,</text:p>
        <text:p text:style-name="P24"><text:s text:c="12"/>"x_legend_pos": 591,</text:p>
        <text:p text:style-name="P24"><text:s text:c="12"/>"y_legend_pos": 513</text:p>
        <text:p text:style-name="P24"><text:s text:c="8"/>},</text:p>
        <text:p text:style-name="P32"/>
        <text:p text:style-name="P7">// <text:span text:style-name="T39">les </text:span>position<text:span text:style-name="T39">s</text:span> de<text:span text:style-name="T39"> tous les</text:span> centres</text:p>
        <text:p text:style-name="P24"><text:s text:c="4"/>"centers": {</text:p>
        <text:p text:style-name="P24"><text:s text:c="8"/>"1": {</text:p>
        <text:p text:style-name="P24"><text:s text:c="12"/>"x_pos": 673,</text:p>
        <text:p text:style-name="P24"><text:s text:c="12"/>"y_pos": 554</text:p>
        <text:p text:style-name="P24"><text:s text:c="8"/>},</text:p>
        <text:p text:style-name="P35"><text:s text:c="8"/>etc..</text:p>
        <text:p text:style-name="P32"/>
        <text:p text:style-name="P7">// <text:span text:style-name="T39">les </text:span>noms des saisons (pas de raison de changer)</text:p>
        <text:p text:style-name="P24"><text:s text:c="4"/>"seasons": {</text:p>
        <text:p text:style-name="P24"><text:s text:c="8"/>"1": {</text:p>
        <text:p text:style-name="P24"><text:s text:c="12"/>"name": "Printemps"</text:p>
        <text:p text:style-name="P24"><text:s text:c="8"/>},</text:p>
        <text:p text:style-name="P24"><text:s text:c="8"/>"2": {</text:p>
        <text:p text:style-name="P24"><text:s text:c="12"/>"name": "Et<text:span text:style-name="T68">é</text:span>"</text:p>
        <text:p text:style-name="P24"><text:s text:c="8"/>},</text:p>
        <text:p text:style-name="P24"><text:s text:c="8"/>"3": {</text:p>
        <text:p text:style-name="P24"><text:s text:c="12"/>"name": "Automne"</text:p>
        <text:p text:style-name="P24"><text:s text:c="8"/>},</text:p>
        <text:p text:style-name="P24"><text:s text:c="8"/>"4": {</text:p>
        <text:p text:style-name="P24"><text:s text:c="12"/>"name": "Hiver"</text:p>
        <text:p text:style-name="P24"><text:s text:c="8"/>},</text:p>
        <text:p text:style-name="P24"><text:s text:c="8"/>"5": {</text:p>
        <text:p text:style-name="P24"><text:s text:c="12"/>"name": "Ajustements"</text:p>
        <text:p text:style-name="P24"><text:s text:c="8"/>}</text:p>
        <text:p text:style-name="P24"><text:s text:c="4"/>},</text:p>
        <text:p text:style-name="P32"/>
        <text:p text:style-name="P7"><text:soft-page-break/>// <text:span text:style-name="T39">les </text:span>noms des ordres (pas de raison de changer)</text:p>
        <text:p text:style-name="P24"><text:s text:c="4"/>"orders": {</text:p>
        <text:p text:style-name="P24"><text:s text:c="8"/>"1": {</text:p>
        <text:p text:style-name="P24"><text:s text:c="12"/>"name": "Attaquer"</text:p>
        <text:p text:style-name="P24"><text:s text:c="8"/>},</text:p>
        <text:p text:style-name="P24"><text:s text:c="8"/>"2": {</text:p>
        <text:p text:style-name="P24"><text:s text:c="12"/>"name": "Soutenir offensivement"</text:p>
        <text:p text:style-name="P24"><text:s text:c="8"/>},</text:p>
        <text:p text:style-name="P24"><text:s text:c="8"/>"3": {</text:p>
        <text:p text:style-name="P24"><text:s text:c="12"/>"name": "Soutenir d<text:span text:style-name="T68">é</text:span>fensivement"</text:p>
        <text:p text:style-name="P24"><text:s text:c="8"/>},</text:p>
        <text:p text:style-name="P24"><text:s text:c="8"/>"4": {</text:p>
        <text:p text:style-name="P24"><text:s text:c="12"/>"name": "Tenir"</text:p>
        <text:p text:style-name="P24"><text:s text:c="8"/>},</text:p>
        <text:p text:style-name="P24"><text:s text:c="8"/>"5": {</text:p>
        <text:p text:style-name="P24"><text:s text:c="12"/>"name": "Convoyer"</text:p>
        <text:p text:style-name="P24"><text:s text:c="8"/>},</text:p>
        <text:p text:style-name="P24"><text:s text:c="8"/>"6": {</text:p>
        <text:p text:style-name="P24"><text:s text:c="12"/>"name": "Retraiter"</text:p>
        <text:p text:style-name="P24"><text:s text:c="8"/>},</text:p>
        <text:p text:style-name="P24"><text:s text:c="8"/>"7": {</text:p>
        <text:p text:style-name="P24"><text:s text:c="12"/>"name": "Disperser"</text:p>
        <text:p text:style-name="P24"><text:s text:c="8"/>},</text:p>
        <text:p text:style-name="P24"><text:s text:c="8"/>"8": {</text:p>
        <text:p text:style-name="P24"><text:s text:c="12"/>"name": "Construire"</text:p>
        <text:p text:style-name="P24"><text:s text:c="8"/>},</text:p>
        <text:p text:style-name="P24"><text:s text:c="8"/>"9": {</text:p>
        <text:p text:style-name="P24"><text:s text:c="12"/>"name": "Supprimer"</text:p>
        <text:p text:style-name="P24"><text:s text:c="8"/>}</text:p>
        <text:p text:style-name="P24"><text:s text:c="4"/>},</text:p>
        <text:p text:style-name="P32"/>
        <text:p text:style-name="P39">// <text:span text:style-name="T44">les </text:span>zones cliquables – ne pas oublier les zones côtières qui peuvent être incluses dans une autre zone)</text:p>
        <text:p text:style-name="P24"><text:s text:c="4"/>"zone_areas": {</text:p>
        <text:p text:style-name="P24"><text:bookmark-start text:name="__DdeLink__1283_588442284"/><text:s text:c="8"/>"1": {</text:p>
        <text:p text:style-name="P29"><text:s text:c="12"/>"area": [ [500,593],[497,592],[493,592]<text:span text:style-name="T39"> ]</text:span></text:p>
        <text:p text:style-name="P37"><text:bookmark-start text:name="__DdeLink__1285_588442284"/><text:s text:c="8"/>},</text:p>
        <text:p text:style-name="P29"><text:bookmark-end text:name="__DdeLink__1285_588442284"/><text:s text:c="8"/>"<text:span text:style-name="T39">2</text:span>": {</text:p>
        <text:p text:style-name="P29"><text:s text:c="12"/>"area": [ [500,593],[497,592],[493,592]<text:span text:style-name="T39"> ]</text:span></text:p>
        <text:p text:style-name="P38"><text:s text:c="8"/>},</text:p>
        <text:p text:style-name="P30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40">Attention : au vu de la diff<text:span text:style-name="T50">icu</text:span>lté <text:span text:style-name="T64">avérée </text:span><text:span text:style-name="T44"><text:s/></text:span>pour constituer les zones cliquables, on peut s’abstenir de les fourn<text:span text:style-name="T42">i</text:span>r, elles seront calculées à parti<text:span text:style-name="T42">r</text:span> d’un outil <text:bookmark-start text:name="__DdeLink__1354_268168562"/><text:span text:style-name="T42">spécialisé </text:span>pour peu que les limites de zones sur le fond de carte soient <text:bookmark-end text:name="__DdeLink__1354_268168562"/>correctement matérialisées.</text:p>
            </table:table-cell>
          </table:table-row>
        </table:table>
        <text:p text:style-name="P40"><text:bookmark-end text:name="__DdeLink__1316_2361439830"/></text:p>
        <text:p text:style-name="P40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56">Des fichiers supplémentaires comme par exemple <text:span text:style-name="T55">:</text:span></text:p>
              <text:list xml:id="list911324354" text:style-name="L1">
                <text:list-item>
                  <text:p text:style-name="P67">une carte avec toutes les légendes , les positions de départ et les numéros de zone dessus </text:p>
                </text:list-item>
                <text:list-item>
                  <text:p text:style-name="P66"><text:span text:style-name="T59">un fichier au format quelconque </text:span><text:span text:style-name="T62">(ou un lien) </text:span><text:span text:style-name="T56">d</text:span><text:span text:style-name="T58">écrivant la variante de manière précise et succincte</text:span><text:span text:style-name="T59"> qui</text:span><text:span text:style-name="T58"> servira de référence</text:span><text:span text:style-name="T56">. </text:span><text:span text:style-name="T60">Il liste les </text:span><text:soft-page-break/><text:span text:style-name="T60">particularités de la carte, les <text:s/>centres et unités de départ. </text:span></text:p>
                </text:list-item>
              </text:list>
              <text:p text:style-name="P57"><text:span text:style-name="T57">sont bienvenus (pour la mise au point) mais pas </text:span><text:span text:style-name="T61">indispensables</text:span><text:span text:style-name="T57">.</text:span></text:p>
            </table:table-cell>
          </table:table-row>
        </table:table>
        <text:p text:style-name="P6"/>
        <text:list xml:id="list1222030959" text:style-name="L5">
          <text:list-header>
            <text:h text:style-name="P63" text:outline-level="2">Annexe</text:h>
          </text:list-header>
        </text:list>
        <text:p text:style-name="P50"/>
        <text:p text:style-name="P50">Pour aider à la compréhension de ce document, voici la convention utilisée pour les exemples issus de la variante standard:</text:p>
        <text:p text:style-name="P50">1<text:span text:style-name="T48"> </text:span>ADR<text:span text:style-name="T48"> </text:span>2<text:span text:style-name="T48"> </text:span>AEG<text:span text:style-name="T48"> </text:span>3<text:span text:style-name="T48"> </text:span>alb<text:span text:style-name="T48"> </text:span>4<text:span text:style-name="T48"> </text:span>ank<text:span text:style-name="T48"> </text:span>5<text:span text:style-name="T48"> </text:span>APU<text:span text:style-name="T48"> </text:span>6<text:span text:style-name="T48"> </text:span>ARM<text:span text:style-name="T48"> </text:span>7<text:span text:style-name="T48"> </text:span>BAL<text:span text:style-name="T48"> </text:span>8<text:span text:style-name="T48"> </text:span>BAR<text:span text:style-name="T48"> </text:span>9<text:span text:style-name="T48"> </text:span>BEL<text:span text:style-name="T48"> </text:span>10<text:span text:style-name="T48"> </text:span>BER</text:p>
        <text:p text:style-name="P50">11<text:span text:style-name="T48"> </text:span>BLA<text:span text:style-name="T48"> </text:span>12<text:span text:style-name="T48"> </text:span>BOH<text:span text:style-name="T48"> </text:span>13<text:span text:style-name="T48"> </text:span>BOT<text:span text:style-name="T48"> </text:span>14<text:span text:style-name="T48"> </text:span>BRE<text:span text:style-name="T48"> </text:span>15<text:span text:style-name="T48"> </text:span>BUD<text:span text:style-name="T48"> </text:span>16<text:span text:style-name="T48"> </text:span>BUL<text:span text:style-name="T48"> </text:span>17<text:span text:style-name="T48"> </text:span>bur<text:span text:style-name="T48"> </text:span>18<text:span text:style-name="T48"> </text:span>cly<text:span text:style-name="T48"> </text:span>19<text:span text:style-name="T48"> </text:span>CON<text:span text:style-name="T48"> </text:span>20<text:span text:style-name="T48"> </text:span>den</text:p>
        <text:p text:style-name="P50">21<text:span text:style-name="T48"> </text:span>EAS<text:span text:style-name="T48"> </text:span>22<text:span text:style-name="T48"> </text:span>EDI<text:span text:style-name="T48"> </text:span>23<text:span text:style-name="T48"> </text:span>ENG<text:span text:style-name="T48"> </text:span>24<text:span text:style-name="T48"> </text:span>FIN<text:span text:style-name="T48"> </text:span>25<text:span text:style-name="T48"> </text:span>GAL<text:span text:style-name="T48"> </text:span>26<text:span text:style-name="T48"> </text:span>GAS<text:span text:style-name="T48"> </text:span>27<text:span text:style-name="T48"> </text:span>GOL<text:span text:style-name="T48"> </text:span>28<text:span text:style-name="T48"> </text:span>GRE<text:span text:style-name="T48"> </text:span>29<text:span text:style-name="T48"> </text:span>HEL<text:span text:style-name="T48"> </text:span>30<text:span text:style-name="T48"> </text:span>hol</text:p>
        <text:p text:style-name="P50">31<text:span text:style-name="T48"> </text:span>ION<text:span text:style-name="T48"> </text:span>32<text:span text:style-name="T48"> </text:span>IRI<text:span text:style-name="T48"> </text:span>33<text:span text:style-name="T48"> </text:span>KIE<text:span text:style-name="T48"> </text:span>34<text:span text:style-name="T48"> </text:span>lon<text:span text:style-name="T48"> </text:span>35<text:span text:style-name="T48"> </text:span>lvn<text:span text:style-name="T48"> </text:span>36<text:span text:style-name="T48"> </text:span>lvp<text:span text:style-name="T48"> </text:span>37<text:span text:style-name="T48"> </text:span>mar<text:span text:style-name="T48"> </text:span>38<text:span text:style-name="T48"> </text:span>MID<text:span text:style-name="T48"> </text:span>39<text:span text:style-name="T48"> </text:span>MOS<text:span text:style-name="T48"> </text:span>40<text:span text:style-name="T48"> </text:span>MUN</text:p>
        <text:p text:style-name="P50">41<text:span text:style-name="T48"> </text:span>naf<text:span text:style-name="T48"> </text:span>42<text:span text:style-name="T48"> </text:span>NAP<text:span text:style-name="T48"> </text:span>43<text:span text:style-name="T48"> </text:span>NAT<text:span text:style-name="T48"> </text:span>44<text:span text:style-name="T48"> </text:span>NRG<text:span text:style-name="T48"> </text:span>45<text:span text:style-name="T48"> </text:span>NTH<text:span text:style-name="T48"> </text:span>46<text:span text:style-name="T48"> </text:span>nwy<text:span text:style-name="T48"> </text:span>47<text:span text:style-name="T48"> </text:span>PAR<text:span text:style-name="T48"> </text:span>48<text:span text:style-name="T48"> </text:span>PIC<text:span text:style-name="T48"> </text:span>49<text:span text:style-name="T48"> </text:span>PIE<text:span text:style-name="T48"> </text:span>50<text:span text:style-name="T48"> </text:span>POR</text:p>
        <text:p text:style-name="P50">51<text:span text:style-name="T48"> </text:span>PRU<text:span text:style-name="T48"> </text:span>52<text:span text:style-name="T48"> </text:span>ROM<text:span text:style-name="T48"> </text:span>53<text:span text:style-name="T48"> </text:span>ruh<text:span text:style-name="T48"> </text:span>54<text:span text:style-name="T48"> </text:span>rum<text:span text:style-name="T48"> </text:span>55<text:span text:style-name="T48"> </text:span>SER<text:span text:style-name="T48"> </text:span>56<text:span text:style-name="T48"> </text:span>sev<text:span text:style-name="T48"> </text:span>57<text:span text:style-name="T48"> </text:span>SIL<text:span text:style-name="T48"> </text:span>58<text:span text:style-name="T48"> </text:span>SKA<text:span text:style-name="T48"> </text:span>59<text:span text:style-name="T48"> </text:span>SMY<text:span text:style-name="T48"> </text:span>60<text:span text:style-name="T48"> </text:span>spa</text:p>
        <text:p text:style-name="P50">61<text:span text:style-name="T48"> </text:span>STP<text:span text:style-name="T48"> </text:span>62<text:span text:style-name="T48"> </text:span>swe<text:span text:style-name="T48"> </text:span>63<text:span text:style-name="T48"> </text:span>SYR<text:span text:style-name="T48"> </text:span>64<text:span text:style-name="T48"> </text:span>TRI<text:span text:style-name="T48"> </text:span>65<text:span text:style-name="T48"> </text:span>TUN<text:span text:style-name="T48"> </text:span>66<text:span text:style-name="T48"> </text:span>tus<text:span text:style-name="T48"> </text:span>67<text:span text:style-name="T48"> </text:span>TYN<text:span text:style-name="T48"> </text:span>68<text:span text:style-name="T48"> </text:span>TYR<text:span text:style-name="T48"> </text:span>69<text:span text:style-name="T48"> </text:span>UKR<text:span text:style-name="T48"> </text:span>70<text:span text:style-name="T48"> </text:span>VEN</text:p>
        <text:p text:style-name="P50">71<text:span text:style-name="T48"> </text:span>VIE<text:span text:style-name="T48"> </text:span>72<text:span text:style-name="T48"> </text:span>wal<text:span text:style-name="T48"> </text:span>73<text:span text:style-name="T48"> </text:span>war<text:span text:style-name="T48"> </text:span>74<text:span text:style-name="T48"> </text:span>WES<text:span text:style-name="T48"> </text:span>75<text:span text:style-name="T48"> </text:span>YOR</text:p>
        <text:p text:style-name="P50"/>
        <text:p text:style-name="P50"/>
        <text:p text:style-name="P5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3.7.2$Linux_X86_64 LibreOffice_project/30$Build-2</meta:generator>
    <dc:date>2024-07-20T14:14:28.965202608</dc:date>
    <meta:editing-duration>PT14H26M26S</meta:editing-duration>
    <meta:editing-cycles>58</meta:editing-cycles>
    <meta:document-statistic meta:table-count="5" meta:image-count="0" meta:object-count="0" meta:page-count="8" meta:paragraph-count="278" meta:word-count="1907" meta:character-count="11515" meta:non-whitespace-character-count="8257"/>
  </office:meta>
</office:document-meta>
</file>